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5" style:family="paragraph" style:parent-style-name="Heading_20_1">
      <style:text-properties fo:text-transform="uppercase" fo:color="#2e2e2e" fo:font-size="13.5pt" fo:font-weight="bold" fo:padding="0cm" fo:border="none"/>
    </style:style>
    <style:style style:name="P6" style:family="paragraph" style:parent-style-name="Heading_20_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b5cc" fo:font-weight="bold" fo:padding="0cm" fo:border="none"/>
    </style:style>
    <style:style style:name="T1" style:family="text">
      <style:text-properties fo:font-weight="bold" fo:padding="0cm" fo:border="none"/>
    </style:style>
    <style:style style:name="T2" style:family="text">
      <style:text-properties fo:color="#008080" style:text-line-through-style="none" style:text-line-through-type="none" style:text-underline-style="none" fo:font-weight="bold" style:text-blinking="false" fo:padding="0cm" fo:border="none"/>
    </style:style>
    <style:style style:name="T3" style:family="text">
      <style:text-properties fo:padding="0cm" fo:border="none"/>
    </style:style>
    <style:style style:name="T4" style:family="text">
      <style:text-properties fo:font-style="italic" fo:font-weight="bold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ÓDULO 5. LIBRERÍAS DE CÓDIGO</text:h>
      <text:section text:style-name="Sect1" text:name="p_p_id_activityViewer_WAR_liferaylmsportlet_">
        <text:p text:style-name="P1"><text:bookmark text:name="p_activityViewer_WAR_liferaylmsportlet"/></text:p>
        <text:section text:style-name="Sect1" text:name="p_p_id_resourceExternalActivity_WAR_liferaylmsportlet_">
          <text:h text:style-name="P6" text:outline-level="2"><text:bookmark text:name="p_resourceExternalActivity_WAR_liferaylmsportlet"/>Ejercicio práctico</text:h>
          <text:p text:style-name="P3"><text:span text:style-name="Strong_20_Emphasis"><text:span text:style-name="T1">1. </text:span></text:span><text:span text:style-name="T3">Desarrolla una librería Croupier que tenga una función para barajar cartas. Para barajar, intercambiamos una carta aleatoria dentro de nuestra baraja por otra. Y esto lo hacemos 100 veces. Se recomienda usar la librería </text:span><text:a xlink:type="simple" xlink:href="https://developer.mozilla.org/en-US/docs/Web/JavaScript/Reference/Global_Objects/Math/random" office:target-frame-name="_blank" xlink:show="new"><text:span text:style-name="Strong_20_Emphasis"><text:span text:style-name="T2">Math.random</text:span></text:span></text:a><text:span text:style-name="T3">. Por ejemplo, intercambiar la carta en la posición 7 por la carta en la posición 24.</text:span></text:p>
          <text:p text:style-name="P3"><text:span text:style-name="Strong_20_Emphasis"><text:span text:style-name="T1">2. </text:span></text:span><text:span text:style-name="T3">Desarrolla nuevas funciones de la librería Croupier: Repartir, que toma la carta en primera posición de la baraja y la elimina del array Puntuar que, dada una mano de 4 cartas sume su valor. Pero si todas las cartas son iguales, multiplica el valor por 10.</text:span></text:p>
          <text:p text:style-name="P3"><text:span text:style-name="Strong_20_Emphasis"><text:span text:style-name="T1">3.</text:span></text:span><text:span text:style-name="T3"> Desarrolla una librería Calculadora que calcula las longitudes de varias figuras geométricas como cuadrados, rectángulos y círculos.</text:span></text:p>
          <text:p text:style-name="P4"><text:span text:style-name="Strong_20_Emphasis"><text:span text:style-name="Emphasis"><text:span text:style-name="T4">Comparte tus respuestas con el resto de compañeros en el foro habilitado para la actividad.</text:span></text:span></text:span></text:p>
        </text:section>
      </text:section>
      <text:section text:style-name="Sect1" text:name="p_p_id_activityNavigator_WAR_liferaylmsportlet_">
        <text:p text:style-name="P2"><text:bookmark text:name="p_activityNavigator_WAR_liferaylmsportlet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4:44:34.399421347</meta:creation-date>
    <dc:date>2017-05-05T14:51:04.916288404</dc:date>
    <meta:editing-duration>PT1M20S</meta:editing-duration>
    <meta:editing-cycles>1</meta:editing-cycles>
    <meta:document-statistic meta:table-count="0" meta:image-count="0" meta:object-count="0" meta:page-count="1" meta:paragraph-count="6" meta:word-count="139" meta:character-count="851" meta:non-whitespace-character-count="718"/>
    <meta:generator>LibreOffice/4.2.8.2$Linux_X86_64 LibreOffice_project/420m0$Build-2</meta:generator>
  </office:meta>
</office:document-meta>
</file>